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X.getJarEntr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FileX.JarFileX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X.JarFileX( String name , boolean ver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X.JarFileX( File file , boolean verif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X.getEntr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FileX.JarFileX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X.JarFileX( File file , boolean verify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